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786" officeooo:paragraph-rsid="00101786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101786" officeooo:paragraph-rsid="00101786" style:font-size-asian="16pt" style:font-size-complex="16pt"/>
    </style:style>
    <style:style style:name="P4" style:family="paragraph" style:parent-style-name="Standard">
      <style:text-properties fo:font-size="16pt" fo:font-weight="bold" officeooo:rsid="00101786" officeooo:paragraph-rsid="0010178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8pt" fo:font-weight="bold" officeooo:rsid="00101786" officeooo:paragraph-rsid="00101786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020de" officeooo:paragraph-rsid="001020de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020de" officeooo:paragraph-rsid="00101786"/>
    </style:style>
    <style:style style:name="P8" style:family="paragraph" style:parent-style-name="Standard">
      <style:text-properties fo:font-size="14pt" fo:font-weight="bold" officeooo:rsid="001020de" officeooo:paragraph-rsid="001020d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4c2b3" officeooo:paragraph-rsid="0014c2b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20pt" fo:font-weight="bold" officeooo:rsid="001020de" officeooo:paragraph-rsid="001020de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paragraph-rsid="0014c2b3"/>
    </style:style>
    <style:style style:name="P12" style:family="paragraph" style:parent-style-name="Standard">
      <style:text-properties fo:color="#ed4c05" fo:font-size="16pt" officeooo:paragraph-rsid="0014c2b3" style:font-size-asian="16pt" style:font-size-complex="16pt"/>
    </style:style>
    <style:style style:name="P13" style:family="paragraph" style:parent-style-name="Standard">
      <style:text-properties officeooo:rsid="001a5b49" officeooo:paragraph-rsid="001a5b49"/>
    </style:style>
    <style:style style:name="P14" style:family="paragraph" style:parent-style-name="Standard">
      <style:text-properties fo:font-size="15pt" fo:font-weight="bold" officeooo:rsid="001a5b49" officeooo:paragraph-rsid="001a5b49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c35b6" officeooo:paragraph-rsid="001c35b6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d2957" officeooo:paragraph-rsid="001d2957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22pt" fo:font-weight="bold" officeooo:rsid="001a5b49" officeooo:paragraph-rsid="001a5b49" style:font-size-asian="22pt" style:font-weight-asian="bold" style:font-size-complex="22pt" style:font-weight-complex="bold"/>
    </style:style>
    <style:style style:name="P18" style:family="paragraph" style:parent-style-name="Table_20_Contents">
      <style:text-properties fo:font-size="16pt" style:font-size-asian="16pt" style:font-size-complex="16pt"/>
    </style:style>
    <style:style style:name="P19" style:family="paragraph" style:parent-style-name="Table_20_Contents">
      <style:text-properties fo:font-size="16pt" officeooo:rsid="00101786" officeooo:paragraph-rsid="00101786" style:font-size-asian="16pt" style:font-size-complex="16pt"/>
    </style:style>
    <style:style style:name="P20" style:family="paragraph" style:parent-style-name="Table_20_Contents">
      <style:text-properties style:text-line-through-style="solid" style:text-line-through-type="single" fo:font-size="16pt" officeooo:rsid="00101786" officeooo:paragraph-rsid="00101786" style:font-size-asian="16pt" style:font-size-complex="16pt"/>
    </style:style>
    <style:style style:name="P21" style:family="paragraph" style:parent-style-name="Table_20_Contents">
      <style:text-properties fo:font-size="18pt" officeooo:rsid="001020de" officeooo:paragraph-rsid="001020de" style:font-size-asian="18pt" style:font-size-complex="18pt"/>
    </style:style>
    <style:style style:name="P22" style:family="paragraph" style:parent-style-name="Table_20_Contents">
      <style:text-properties fo:font-size="18pt" officeooo:rsid="001020de" officeooo:paragraph-rsid="001020de" fo:background-color="#ffb66c" style:font-size-asian="18pt" style:font-size-complex="18pt"/>
    </style:style>
    <style:style style:name="P23" style:family="paragraph" style:parent-style-name="Table_20_Contents">
      <style:text-properties fo:font-size="14pt" officeooo:rsid="001020de" officeooo:paragraph-rsid="001020de" style:font-size-asian="14pt" style:font-size-complex="14pt"/>
    </style:style>
    <style:style style:name="P24" style:family="paragraph" style:parent-style-name="Table_20_Contents">
      <style:text-properties fo:color="#ed4c05" fo:font-size="16pt" fo:font-weight="bold" officeooo:rsid="001020de" officeooo:paragraph-rsid="001020de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fo:font-size="15pt" style:font-size-asian="13.1000003814697pt" style:font-size-complex="15pt"/>
    </style:style>
    <style:style style:name="P26" style:family="paragraph" style:parent-style-name="Table_20_Contents">
      <style:text-properties fo:font-size="15pt" officeooo:rsid="001c35b6" officeooo:paragraph-rsid="001c35b6" style:font-size-asian="13.1000003814697pt" style:font-size-complex="15pt"/>
    </style:style>
    <style:style style:name="P27" style:family="paragraph" style:parent-style-name="Table_20_Contents">
      <style:text-properties fo:font-size="15pt" officeooo:rsid="001d2957" officeooo:paragraph-rsid="001d2957" style:font-size-asian="13.1000003814697pt" style:font-size-complex="15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4pt" fo:font-weight="bold" officeooo:rsid="0014c2b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5ce59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8f9e8" style:font-size-asian="14pt" style:font-weight-asian="bold" style:font-size-complex="14pt" style:font-weight-complex="bold"/>
    </style:style>
    <style:style style:name="T5" style:family="text">
      <style:text-properties fo:font-weight="bold" officeooo:rsid="0014c2b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Permission types </text:p>
      <text:p text:style-name="P3"><text:tab/>read <text:s text:c="6"/>r</text:p>
      <text:p text:style-name="P3"><text:tab/>write <text:s text:c="4"/>w</text:p>
      <text:p text:style-name="P3"><text:tab/>execute <text:s text:c="2"/>x</text:p>
      <text:p text:style-name="P3"/>
      <text:p text:style-name="P3"/>
      <text:p text:style-name="P3"/>
      <text:p text:style-name="P3">Permissions </text:p>
      <text:p text:style-name="P4"><text:tab/>owner <text:s text:c="3"/>u</text:p>
      <text:p text:style-name="P4"/>
      <text:p text:style-name="P4"><text:tab/>group <text:s text:c="4"/>g</text:p>
      <text:p text:style-name="P4"/>
      <text:p text:style-name="P4"><text:tab/>other <text:s text:c="5"/>o </text:p>
      <text:p text:style-name="P3"/>
      <text:p text:style-name="P3"><text:tab/><text:span text:style-name="T1">all permissions <text:s text:c="3"/>a </text:span></text:p>
      <text:p text:style-name="P3"/>
      <text:p text:style-name="P3"/>
      <text:p text:style-name="P3">to check permissions on file/ dir </text:p>
      <text:p text:style-name="P3"/>
      <text:p text:style-name="P3">ls -l file_name </text:p>
      <text:p text:style-name="P3"/>
      <text:p text:style-name="P3"/>
      <text:p text:style-name="P3"># controlling or changing permissions</text:p>
      <text:p text:style-name="P3"/>
      <text:p text:style-name="P3"/>
      <text:p text:style-name="P3">Default permissions for a file </text:p>
      <text:p text:style-name="P3">rw- rw- r-- <text:s text:c="7"/># read and executable</text:p>
      <text:p text:style-name="P3"/>
      <text:p text:style-name="P3">default permissions for a directory</text:p>
      <text:p text:style-name="P3"/>
      <text:p text:style-name="P3">rwx rwx r-x <text:s text:c="7"/>#read ans execute <text:s text:c="2"/>(ls -l) <text:s/></text:p>
      <text:p text:style-name="P3"><text:tab/><text:tab/># write and execute <text:s text:c="2"/>adding and removing items </text:p>
      <text:p text:style-name="P3"><text:tab/><text:tab/>#execute <text:s text:c="3"/>cd command </text:p>
      <text:p text:style-name="P3"><text:soft-page-break/></text:p>
      <text:p text:style-name="P3"/>
      <text:p text:style-name="P1">Chmiod → changing file modes </text:p>
      <text:p text:style-name="P1"/>
      <text:p text:style-name="P1">file </text:p>
      <text:p text:style-name="P1">permissions</text:p>
      <text:p text:style-name="P1"/>
      <text:p text:style-name="P1">ls -l </text:p>
      <text:p text:style-name="P1"/>
      <text:p text:style-name="P1">past rwx, rwx, rwx</text:p>
      <text:p text:style-name="P1"/>
      <text:p text:style-name="P1">owner read execute </text:p>
      <text:p text:style-name="P1">group write</text:p>
      <text:p text:style-name="P1">other non <text:s text:c="2"/></text:p>
      <text:p text:style-name="P1"/>
      <text:p text:style-name="P3">chmod u=rx,g=w,o-rwx <text:s text:c="2"/>file_name</text:p>
      <text:p text:style-name="P3"/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rwx</text:p>
          </table:table-cell>
          <table:table-cell table:style-name="Table1.A1" office:value-type="string">
            <text:p text:style-name="P19">rwx</text:p>
          </table:table-cell>
          <table:table-cell table:style-name="Table1.C1" office:value-type="string">
            <text:p text:style-name="P19">rwx</text:p>
          </table:table-cell>
        </table:table-row>
        <table:table-row>
          <table:table-cell table:style-name="Table1.A2" office:value-type="string">
            <text:p text:style-name="P19">r-x</text:p>
          </table:table-cell>
          <table:table-cell table:style-name="Table1.A2" office:value-type="string">
            <text:p text:style-name="P20">w</text:p>
          </table:table-cell>
          <table:table-cell table:style-name="Table1.C2" office:value-type="string">
            <text:p text:style-name="P18">-</text:p>
          </table:table-cell>
        </table:table-row>
      </table:table>
      <text:p text:style-name="P3"/>
      <text:p text:style-name="P3">chmod u=rx,g=w,o-rwx <text:s/>file_name </text:p>
      <text:p text:style-name="P3"/>
      <text:p text:style-name="P5">chmod u-w, g-rx, o-rwx <text:s/>filename</text:p>
      <text:p text:style-name="P6"/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rw-</text:p>
          </table:table-cell>
          <table:table-cell table:style-name="Table2.A1" office:value-type="string">
            <text:p text:style-name="P22">rw-</text:p>
          </table:table-cell>
          <table:table-cell table:style-name="Table2.C1" office:value-type="string">
            <text:p text:style-name="P22">r--</text:p>
          </table:table-cell>
        </table:table-row>
        <table:table-row>
          <table:table-cell table:style-name="Table2.A2" office:value-type="string">
            <text:p text:style-name="P21">rwx</text:p>
          </table:table-cell>
          <table:table-cell table:style-name="Table2.A2" office:value-type="string">
            <text:p text:style-name="P21">rw-</text:p>
          </table:table-cell>
          <table:table-cell table:style-name="Table2.C2" office:value-type="string">
            <text:p text:style-name="P21">r--</text:p>
          </table:table-cell>
        </table:table-row>
      </table:table>
      <text:p text:style-name="P6"/>
      <text:p text:style-name="P7"/>
      <text:p text:style-name="P8">chmod <text:s/>u+x filenam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3">- w - </text:p>
          </table:table-cell>
          <table:table-cell table:style-name="Table3.A1" office:value-type="string">
            <text:p text:style-name="P23">r-x</text:p>
          </table:table-cell>
          <table:table-cell table:style-name="Table3.C1" office:value-type="string">
            <text:p text:style-name="P23">rwx</text:p>
          </table:table-cell>
        </table:table-row>
        <table:table-row>
          <table:table-cell table:style-name="Table3.A2" office:value-type="string">
            <text:p text:style-name="P24">rw-</text:p>
          </table:table-cell>
          <table:table-cell table:style-name="Table3.A2" office:value-type="string">
            <text:p text:style-name="P24">rw-</text:p>
          </table:table-cell>
          <table:table-cell table:style-name="Table3.C2" office:value-type="string">
            <text:p text:style-name="P24">rw-</text:p>
          </table:table-cell>
        </table:table-row>
      </table:table>
      <text:p text:style-name="P8"/>
      <text:p text:style-name="P6">chmod u=rw,g=rw,o=rw <text:s/>filename</text:p>
      <text:p text:style-name="P6"/>
      <text:p text:style-name="P6">chmod a=rw <text:s/>filename</text:p>
      <text:p text:style-name="P6"/>
      <text:p text:style-name="P8"/>
      <text:p text:style-name="P8"/>
      <text:p text:style-name="P10"/>
      <text:p text:style-name="P10"># symbolic form </text:p>
      <text:p text:style-name="P10"/>
      <text:p text:style-name="P8"/>
      <text:p text:style-name="P9">Commands</text:p>
      <text:p text:style-name="P9"/>
      <text:p text:style-name="P9"/>
      <text:p text:style-name="P9">#change ownership of files</text:p>
      <text:p text:style-name="P9"/>
      <text:p text:style-name="P9"/>
      <text:p text:style-name="P9">file has owner </text:p>
      <text:p text:style-name="P9"/>
      <text:p text:style-name="P12"><text:span text:style-name="T5">-r--r-----. 1 noha noha 91 Nov 30 09:15 file1</text:span></text:p>
      <text:p text:style-name="P12"><text:span text:style-name="T5"/></text:p>
      <text:p text:style-name="P11"><text:span text:style-name="T2">sudo chown </text:span><text:span text:style-name="T3">kariman</text:span><text:span text:style-name="T2"> </text:span><text:span text:style-name="T3">file1 <text:s text:c="4"/></text:span><text:span text:style-name="T4">#need sudo permission</text:span></text:p>
      <text:p text:style-name="P9"/>
      <text:p text:style-name="P11"><text:span text:style-name="T2">r--r-----. 1 kariman noha 91 Nov 30 09:15 file1</text:span></text:p>
      <text:p text:style-name="P1"/>
      <text:p text:style-name="P1"/>
      <text:p text:style-name="P13"># owneruser or root →can change permissions</text:p>
      <text:p text:style-name="P13"/>
      <text:p text:style-name="P13"/>
      <text:p text:style-name="P17"># change group of file</text:p>
      <text:p text:style-name="P17"/>
      <text:p text:style-name="P14">sudo <text:s/>chown :iti filename <text:s text:c="18"/>#root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Permissions <text:s/>(octal mode)</text:p>
      <text:p text:style-name="P14"/>
      <text:p text:style-name="P14">rwx <text:s/>rwx <text:s/>rwx </text:p>
      <text:p text:style-name="P14"/>
      <text:p text:style-name="P1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6">R</text:p>
          </table:table-cell>
          <table:table-cell table:style-name="Table4.A1" office:value-type="string">
            <text:p text:style-name="P26">W</text:p>
          </table:table-cell>
          <table:table-cell table:style-name="Table4.C1" office:value-type="string">
            <text:p text:style-name="P26">X</text:p>
          </table:table-cell>
        </table:table-row>
        <table:table-row>
          <table:table-cell table:style-name="Table4.A2" office:value-type="string">
            <text:p text:style-name="P26">4</text:p>
          </table:table-cell>
          <table:table-cell table:style-name="Table4.A2" office:value-type="string">
            <text:p text:style-name="P26">2</text:p>
          </table:table-cell>
          <table:table-cell table:style-name="Table4.C2" office:value-type="string">
            <text:p text:style-name="P26">1</text:p>
          </table:table-cell>
        </table:table-row>
      </table:table>
      <text:p text:style-name="P14"/>
      <text:p text:style-name="P14"/>
      <text:p text:style-name="P15">file or dir </text:p>
      <text:p text:style-name="P15"/>
      <text:p text:style-name="P15">rwx for all</text:p>
      <text:p text:style-name="P15"/>
      <text:p text:style-name="P15">u= 4+2+1= 7</text:p>
      <text:p text:style-name="P15">g=4+2+1= 7</text:p>
      <text:p text:style-name="P15">o=4+2+1= 7</text:p>
      <text:p text:style-name="P15"/>
      <text:p text:style-name="P15"/>
      <text:p text:style-name="P15">chmod 777 filename</text:p>
      <text:p text:style-name="P15"/>
      <text:p text:style-name="P15"/>
      <text:p text:style-name="P15"/>
      <text:p text:style-name="P16">##########</text:p>
      <text:p text:style-name="P16"/>
      <text:p text:style-name="P16">file </text:p>
      <text:p text:style-name="P16">r x, wx, no</text:p>
      <text:p text:style-name="P16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7">r</text:p>
          </table:table-cell>
          <table:table-cell table:style-name="Table5.A1" office:value-type="string">
            <text:p text:style-name="P27">W</text:p>
          </table:table-cell>
          <table:table-cell table:style-name="Table5.D1" office:value-type="string">
            <text:p text:style-name="P27">X</text:p>
          </table:table-cell>
        </table:table-row>
        <table:table-row>
          <table:table-cell table:style-name="Table5.A2" office:value-type="string">
            <text:p text:style-name="P27">U </text:p>
          </table:table-cell>
          <table:table-cell table:style-name="Table5.A2" office:value-type="string">
            <text:p text:style-name="P27">4</text:p>
          </table:table-cell>
          <table:table-cell table:style-name="Table5.A2" office:value-type="string">
            <text:p text:style-name="P27">0</text:p>
          </table:table-cell>
          <table:table-cell table:style-name="Table5.D2" office:value-type="string">
            <text:p text:style-name="P27">1</text:p>
          </table:table-cell>
        </table:table-row>
        <table:table-row>
          <table:table-cell table:style-name="Table5.A2" office:value-type="string">
            <text:p text:style-name="P27">g</text:p>
          </table:table-cell>
          <table:table-cell table:style-name="Table5.A2" office:value-type="string">
            <text:p text:style-name="P27">0</text:p>
          </table:table-cell>
          <table:table-cell table:style-name="Table5.A2" office:value-type="string">
            <text:p text:style-name="P27">2</text:p>
          </table:table-cell>
          <table:table-cell table:style-name="Table5.D2" office:value-type="string">
            <text:p text:style-name="P27">1</text:p>
          </table:table-cell>
        </table:table-row>
        <table:table-row>
          <table:table-cell table:style-name="Table5.A2" office:value-type="string">
            <text:p text:style-name="P27">Other </text:p>
          </table:table-cell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5">0</text:p>
          </table:table-cell>
          <table:table-cell table:style-name="Table5.D2" office:value-type="string">
            <text:p text:style-name="P25">0</text:p>
          </table:table-cell>
        </table:table-row>
      </table:table>
      <text:p text:style-name="P16"/>
      <text:p text:style-name="P16">chmod <text:s text:c="2"/>530 filename</text:p>
      <text:p text:style-name="P16"><text:soft-page-break/></text:p>
      <text:p text:style-name="P16">add execute permission to the owner of the file </text:p>
      <text:p text:style-name="P16"/>
      <text:p text:style-name="P16"/>
      <text:p text:style-name="P16">chmod u+x filename <text:s text:c="4"/># symbolic mode</text:p>
      <text:p text:style-name="P16"/>
      <text:p text:style-name="P16">rw- rw- r--</text:p>
      <text:p text:style-name="P16"/>
      <text:p text:style-name="P16">rwx rw- r--</text:p>
      <text:p text:style-name="P16"/>
      <text:p text:style-name="P16">chmod 764 filenam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Change default permissions for all files or directories</text:p>
      <text:p text:style-name="P16"/>
      <text:p text:style-name="P16"/>
      <text:p text:style-name="P16">1- umask <text:s text:c="2"/>→ change default permissions inside the directory (current terminal)</text:p>
      <text:p text:style-name="P16"/>
      <text:p text:style-name="P16"/>
      <text:p text:style-name="P16">2- temporary change → restart machine, permissions </text:p>
      <text:p text:style-name="P16"/>
      <text:p text:style-name="P16">drwxrwxr-x. 2 noha noha 6 Nov 30 10:05 abc</text:p>
      <text:p text:style-name="P16">-rw-rw-r--. 1 noha noha 0 Nov 30 10:05 data</text:p>
      <text:p text:style-name="P16"/>
      <text:p text:style-name="P16"/>
      <text:p text:style-name="P16"/>
      <text:p text:style-name="P16">Any file or directory you create it, </text:p>
      <text:p text:style-name="P16"/>
      <text:p text:style-name="P16">change default permissions rw- rw- rw- </text:p>
      <text:p text:style-name="P16"/>
      <text:p text:style-name="P16"/>
      <text:p text:style-name="P16">octal 666</text:p>
      <text:p text:style-name="P16"/>
      <text:p text:style-name="P16"/>
      <text:p text:style-name="P16">777</text:p>
      <text:p text:style-name="P16">666</text:p>
      <text:p text:style-name="P16"/>
      <text:p text:style-name="P16"/>
      <text:p text:style-name="P16"/>
      <text:p text:style-name="P16">umask 111</text:p>
      <text:p text:style-name="P16"/>
      <text:p text:style-name="P16">umask→ change default permissions for current terminal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9:10:23.090470004</meta:creation-date>
    <dc:date>2020-11-30T11:17:39.403585787</dc:date>
    <meta:editing-duration>PT1H21M8S</meta:editing-duration>
    <meta:editing-cycles>9</meta:editing-cycles>
    <meta:generator>LibreOffice/6.4.6.2$Linux_X86_64 LibreOffice_project/40$Build-2</meta:generator>
    <meta:document-statistic meta:table-count="5" meta:image-count="0" meta:object-count="0" meta:page-count="7" meta:paragraph-count="110" meta:word-count="332" meta:character-count="1825" meta:non-whitespace-character-count="1477"/>
  </office:meta>
</office:document-meta>
</file>